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5aa0" officeooo:paragraph-rsid="001d5aa0"/>
    </style:style>
    <style:style style:name="P2" style:family="paragraph" style:parent-style-name="Standard">
      <style:text-properties officeooo:rsid="001d5aa0" officeooo:paragraph-rsid="001edeb7"/>
    </style:style>
    <style:style style:name="P3" style:family="paragraph" style:parent-style-name="Standard">
      <style:text-properties officeooo:rsid="001edeb7" officeooo:paragraph-rsid="001edeb7"/>
    </style:style>
    <style:style style:name="P4" style:family="paragraph" style:parent-style-name="Standard">
      <style:text-properties officeooo:rsid="001edeb7" officeooo:paragraph-rsid="0020d872"/>
    </style:style>
    <style:style style:name="P5" style:family="paragraph" style:parent-style-name="Standard">
      <style:text-properties officeooo:rsid="0020d872" officeooo:paragraph-rsid="0020d872"/>
    </style:style>
    <style:style style:name="P6" style:family="paragraph" style:parent-style-name="Standard">
      <style:text-properties officeooo:rsid="0020d872" officeooo:paragraph-rsid="002185e1"/>
    </style:style>
    <style:style style:name="P7" style:family="paragraph" style:parent-style-name="Standard">
      <style:text-properties officeooo:rsid="002185e1" officeooo:paragraph-rsid="002185e1"/>
    </style:style>
    <style:style style:name="P8" style:family="paragraph" style:parent-style-name="Standard">
      <style:text-properties officeooo:rsid="002185e1" officeooo:paragraph-rsid="0021c08a"/>
    </style:style>
    <style:style style:name="P9" style:family="paragraph" style:parent-style-name="Standard">
      <style:text-properties officeooo:rsid="0021c08a" officeooo:paragraph-rsid="0021c08a"/>
    </style:style>
    <style:style style:name="P10" style:family="paragraph" style:parent-style-name="Standard">
      <style:text-properties officeooo:rsid="0021c08a" officeooo:paragraph-rsid="0022d518"/>
    </style:style>
    <style:style style:name="P11" style:family="paragraph" style:parent-style-name="Standard">
      <style:text-properties officeooo:rsid="0021c08a" officeooo:paragraph-rsid="0025e003"/>
    </style:style>
    <style:style style:name="P12" style:family="paragraph" style:parent-style-name="Standard">
      <style:text-properties officeooo:rsid="0025e003" officeooo:paragraph-rsid="0025e003"/>
    </style:style>
    <style:style style:name="P13" style:family="paragraph" style:parent-style-name="Standard">
      <style:text-properties officeooo:rsid="002734ca" officeooo:paragraph-rsid="002734ca"/>
    </style:style>
    <style:style style:name="T1" style:family="text">
      <style:text-properties officeooo:rsid="001edeb7"/>
    </style:style>
    <style:style style:name="T2" style:family="text">
      <style:text-properties officeooo:rsid="0020d872"/>
    </style:style>
    <style:style style:name="T3" style:family="text">
      <style:text-properties officeooo:rsid="002185e1"/>
    </style:style>
    <style:style style:name="T4" style:family="text">
      <style:text-properties officeooo:rsid="0021c08a"/>
    </style:style>
    <style:style style:name="T5" style:family="text">
      <style:text-properties officeooo:rsid="0022d518"/>
    </style:style>
    <style:style style:name="T6" style:family="text">
      <style:text-properties officeooo:rsid="0026fa9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1. Send $20 to <text:a xlink:type="simple" xlink:href="mailto:suzanneleichtnam@hotmail.com" text:style-name="Internet_20_link" text:visited-style-name="Visited_20_Internet_20_Link">suzanneleichtnam@hotmail.com</text:a> via PayPal.</text:p>
      <text:p text:style-name="P1"/>
      <text:p text:style-name="P2">Step 2. Go to <text:a xlink:type="simple" xlink:href="http://www.mcomegaprime.com/register.php" text:style-name="Internet_20_link" text:visited-style-name="Visited_20_Internet_20_Link"><text:span text:style-name="T1">http://www.mcomegaprime.com/register.php</text:span></text:a></text:p>
      <text:p text:style-name="P2"/>
      <text:p text:style-name="P3">Step 3. Create account and login. <text:s/>Remember your password.</text:p>
      <text:p text:style-name="P3"/>
      <text:p text:style-name="P5">Step 4. Tell me the username you created.</text:p>
      <text:p text:style-name="P3"/>
      <text:p text:style-name="P4">Step <text:span text:style-name="T2">5</text:span>. Go to <text:a xlink:type="simple" xlink:href="http://www.mcomegaprime.com/welcome.php" text:style-name="Internet_20_link" text:visited-style-name="Visited_20_Internet_20_Link"><text:span text:style-name="T2">http://www.mcomegaprime.com/welcome.php</text:span></text:a></text:p>
      <text:p text:style-name="P4"/>
      <text:p text:style-name="P5">Step 6. Look at the cards. <text:s/>You will see all the cards from all the packs that I bought. <text:s/>Multiple copies of the same cards will be differentiated by numbers. <text:s/>So if I pull 3 Apocalypse Demon, you will see Apocalypse Demon (1), Apocalypse Demon (2), Apocalypse Demon (3). <text:s/>Remember this as it will be important to your bidding strategy.</text:p>
      <text:p text:style-name="P5"/>
      <text:p text:style-name="P5">Step 7. Go to <text:a xlink:type="simple" xlink:href="http://www.mcomegaprime.com/current.php" text:style-name="Internet_20_link" text:visited-style-name="Visited_20_Internet_20_Link">http://www.mcomegaprime.com/current.php</text:a></text:p>
      <text:p text:style-name="P5"/>
      <text:p text:style-name="P6">Step 8. Look at this page. <text:s/>Cards will be won in auction “waves”. <text:s/>There will be multiple waves broken up across a few mutually agreed upon auction days. <text:s/>Each set of waves will take place during one hour each night. <text:s/><text:span text:style-name="T3">During each wave, “x” number of cards will be won. <text:s/>Which cards are selected to be awarded during each wave, are chosen in order of highest bid. The number and spacing of days, waves, and number of cards is open for discussion. <text:s/>My initial proposed schedule is as follows:</text:span></text:p>
      <text:p text:style-name="P6"/>
      <text:p text:style-name="P7">Night 1 – First card 9:00 PM. <text:s/>1 additional card every 5 minutes until 10:00 PM.</text:p>
      <text:p text:style-name="P7">Night 2 – Break, plan the rest of your deck.</text:p>
      <text:p text:style-name="P8">Night 3 – 3 cards at 9:00 PM. <text:s/>3 more cards every 3 minutes until 9:30. <text:s/>Then 5 cards every <text:span text:style-name="T4">2</text:span> minutes</text:p>
      <text:p text:style-name="P8"><text:span text:style-name="T4"><text:s text:c="16"/>until 10:00 PM.</text:span> </text:p>
      <text:p text:style-name="P9">Night 4 – Cleanup night (optional). <text:s/>10 cards at 9:00 PM. <text:s/>10 cards every minute until all cards are</text:p>
      <text:p text:style-name="P9"><text:s text:c="17"/>depleted.</text:p>
      <text:p text:style-name="P9"/>
      <text:p text:style-name="P10"><text:s/>All cards are open for bid at any time. <text:s/>The cards that get won are the cards that have the highest credit amount, out of all the cards, AT THE TIME a wave closes. <text:s/>So for exampl<text:span text:style-name="T5">e, before the first night, Player 1 bids on </text:span>Cards A, B, C, and D <text:span text:style-name="T5">with</text:span> 25, 50, 100 and 200 <text:span text:style-name="T5">credits </text:span>respectively <text:span text:style-name="T5">and no other cards have bids on them</text:span>. <text:s/>On the first night, if <text:span text:style-name="T5">Player 2</text:span> bids 201 <text:span text:style-name="T5">at 8:59 and 59 seconds on Card A and no one else bids on any cards, Card A is awarded to Player 2. <text:s/>Card D is not awarded and no cards are awarded to Player 1. <text:s/>Then at 9:05, if there are no other bids Card D would be awarded to Player 1.</text:span></text:p>
      <text:p text:style-name="P10"/>
      <text:p text:style-name="P10"><text:span text:style-name="T5">TIPS:</text:span></text:p>
      <text:p text:style-name="P12"><text:span text:style-name="T6">- </text:span>You can bid on any card, any time you want. However, those credits will be taken from your available pool and are not given back unless you are outbid. <text:s/>But technically this means you never actually have to bid during a draft night in order to win a deck of cards. <text:s/>This has been done on purpose.</text:p>
      <text:p text:style-name="P13">- You MUST reload the pages to see updated data. These pages are not live streaming. If you do not reload the pages you will not know when you have been outbid.</text:p>
      <text:p text:style-name="P10"><text:span text:style-name="T6">- Plan several possible deck builds for backup plans.</text:span></text:p>
      <text:p text:style-name="P11"><text:span text:style-name="T6">- Don’t wait until last second to bid, your bid request might not reach the server in time.</text:span></text:p>
      <text:p text:style-name="P11"><text:span text:style-name="T6">- Attend the practice sessions.</text:span></text:p>
      <text:p text:style-name="P11"><text:span text:style-name="T6">- During draft nights, sign into the audio con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4:53:29.096000000</meta:creation-date>
    <dc:date>2017-09-18T16:22:14.155000000</dc:date>
    <meta:editing-duration>PT6M51S</meta:editing-duration>
    <meta:editing-cycles>3</meta:editing-cycles>
    <meta:generator>LibreOffice/5.3.2.2$Windows_x86 LibreOffice_project/6cd4f1ef626f15116896b1d8e1398b56da0d0ee1</meta:generator>
    <meta:document-statistic meta:table-count="0" meta:image-count="0" meta:object-count="0" meta:page-count="1" meta:paragraph-count="22" meta:word-count="517" meta:character-count="2828" meta:non-whitespace-character-count="2271"/>
  </office:meta>
</office:document-meta>
</file>